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4"/>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6" office:value-type="string">
            <text:p>KW 20</text:p>
          </table:table-cell>
          <table:table-cell table:style-name="ce50" office:value-type="string">
            <text:p>XML Schema erstell, bzgl Namesspaces noch mal nachschauen; Cave-Termin steht; VRUI und middleVR angeschaut; mit JAVA allgemein und GUI entwicklung im speziellen beschäftigt;</text:p>
          </table:table-cell>
          <table:table-cell table:number-columns-repeated="1014"/>
        </table:table-row>
        <table:table-row table:style-name="ro2">
          <table:table-cell table:style-name="ce4"/>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6" office:value-type="string">
            <text:p>KW 21</text:p>
          </table:table-cell>
          <table:table-cell table:style-name="ce50" office:value-type="string" table:number-columns-spanned="1" table:number-rows-spanned="2">
            <text:p>Erfolglos versucht Paraview in CAVE zu betreiben, Zwischenpräsentationsfolien angefangen, kleinen Editor Prototypen gebaut, Megamol-Config angeschaut, kleinere Änderung an XML Spezifikation vorgenommen (user) -&gt;auch in xsd mit übernommen </text:p>
          </table:table-cell>
          <table:table-cell table:number-columns-repeated="1014"/>
        </table:table-row>
        <table:table-row table:style-name="ro2">
          <table:table-cell table:style-name="ce4"/>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6" office:value-type="string">
            <text:p>KW 22</text:p>
          </table:table-cell>
          <table:covered-table-cell table:style-name="ce50"/>
          <table:table-cell table:number-columns-repeated="1014"/>
        </table:table-row>
        <table:table-row table:style-name="ro2">
          <table:table-cell table:style-name="ce2"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6" office:value-type="string">
            <text:p>KW 23</text:p>
          </table:table-cell>
          <table:table-cell table:style-name="ce50" office:value-type="string" table:number-columns-spanned="1" table:number-rows-spanned="2">
            <text:p>Zwischenverteidigung vorbereitet und Gehalten, Vorschläge für XML Standard umgesetzt, Im Editor noch etwas angepasst, Gliederung für schriftliche Arbeit</text:p>
          </table:table-cell>
          <table:table-cell table:number-columns-repeated="1014"/>
        </table:table-row>
        <table:table-row table:style-name="ro2">
          <table:table-cell table:style-name="ce4"/>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6" office:value-type="string">
            <text:p>KW 24</text:p>
          </table:table-cell>
          <table:covered-table-cell table:style-name="ce50"/>
          <table:table-cell table:number-columns-repeated="1014"/>
        </table:table-row>
        <table:table-row table:style-name="ro2">
          <table:table-cell table:style-name="ce4"/>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6" office:value-type="string">
            <text:p>KW 25</text:p>
          </table:table-cell>
          <table:table-cell table:style-name="ce50" office:value-type="string">
            <text:p>Unter der Haube des Editors gearbeitet, Ausarbeitung in Latex angeleegt, Konfiguration von VisIt und Equalizer untersucht, Anfrage bei MMT Wall rausgeschickt</text:p>
          </table:table-cell>
          <table:table-cell table:number-columns-repeated="1014"/>
        </table:table-row>
        <table:table-row table:style-name="ro2">
          <table:table-cell table:style-name="ce5"/>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7"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5">25.06.2015</text:date>, <text:time>12:3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8M43S</meta:editing-duration>
    <meta:editing-cycles>22</meta:editing-cycles>
    <meta:generator>OpenOffice/4.1.0$Win32 OpenOffice.org_project/410m18$Build-9764</meta:generator>
    <dc:date>2015-06-25T12:34:56.35</dc:date>
    <meta:document-statistic meta:table-count="3" meta:cell-count="98" meta:object-count="0"/>
    <meta:user-defined meta:name="Info 1"/>
    <meta:user-defined meta:name="Info 2"/>
    <meta:user-defined meta:name="Info 3"/>
    <meta:user-defined meta:name="Info 4"/>
  </office:meta>
</office:document-meta>
</file>